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pitch="variable"/>
    <style:font-face style:name="Unifont" svg:font-family="Unifont" style:font-pitch="variable"/>
    <style:font-face style:name="DejaVu Serif" svg:font-family="'DejaVu Serif'" style:font-family-generic="roman" style:font-pitch="variable"/>
    <style:font-face style:name="DejaVu Sans" svg:font-family="'DejaVu Sans'" style:font-family-generic="swiss" style:font-pitch="variable"/>
    <style:font-face style:name="Unifont1" svg:font-family="Unifont" style:font-family-generic="system" style:font-pitch="variable"/>
  </office:font-face-decls>
  <office:automatic-styles>
    <style:style style:name="P1" style:family="paragraph" style:parent-style-name="Standard">
      <style:text-properties fo:font-size="11pt" officeooo:rsid="001985fc" officeooo:paragraph-rsid="001985fc" style:font-size-asian="11pt" style:font-size-complex="11pt"/>
    </style:style>
    <style:style style:name="P2" style:family="paragraph" style:parent-style-name="Standard" style:list-style-name="L1">
      <style:text-properties fo:font-size="11pt" officeooo:rsid="001aaf7b" officeooo:paragraph-rsid="001aaf7b" style:font-size-asian="11pt" style:font-size-complex="11pt"/>
    </style:style>
    <style:style style:name="P3" style:family="paragraph" style:parent-style-name="Standard">
      <style:text-properties fo:font-size="11pt" officeooo:rsid="001aaf7b" officeooo:paragraph-rsid="001aaf7b" style:font-size-asian="11pt" style:font-size-complex="11pt"/>
    </style:style>
    <style:style style:name="P4" style:family="paragraph" style:parent-style-name="Standard">
      <style:text-properties fo:font-size="11pt" officeooo:rsid="001bcd16" officeooo:paragraph-rsid="001aaf7b" style:font-size-asian="11pt" style:font-size-complex="11pt"/>
    </style:style>
    <style:style style:name="P5" style:family="paragraph" style:parent-style-name="Standard" style:list-style-name="L1">
      <style:text-properties fo:font-size="11pt" officeooo:rsid="0021e851" officeooo:paragraph-rsid="0021e851" style:font-size-asian="11pt" style:font-size-complex="11pt"/>
    </style:style>
    <style:style style:name="P6" style:family="paragraph" style:parent-style-name="Standard">
      <style:text-properties fo:font-size="11pt" fo:font-weight="bold" officeooo:rsid="001985fc" officeooo:paragraph-rsid="001985fc" style:font-size-asian="11pt" style:font-weight-asian="bold" style:font-size-complex="11pt" style:font-weight-complex="bold"/>
    </style:style>
    <style:style style:name="P7" style:family="paragraph" style:parent-style-name="Standard">
      <style:text-properties fo:font-size="11pt" fo:font-weight="bold" officeooo:rsid="001aaf7b" officeooo:paragraph-rsid="001aaf7b" style:font-size-asian="11pt" style:font-weight-asian="bold" style:font-size-complex="11pt" style:font-weight-complex="bold"/>
    </style:style>
    <style:style style:name="P8" style:family="paragraph" style:parent-style-name="Standard" style:list-style-name="L1">
      <style:text-properties officeooo:paragraph-rsid="001985fc"/>
    </style:style>
    <style:style style:name="T1" style:family="text">
      <style:text-properties officeooo:rsid="001a78e0"/>
    </style:style>
    <style:style style:name="T2" style:family="text">
      <style:text-properties officeooo:rsid="001bcd16"/>
    </style:style>
    <style:style style:name="T3" style:family="text">
      <style:text-properties officeooo:rsid="001d71e1"/>
    </style:style>
    <style:style style:name="T4" style:family="text">
      <style:text-properties officeooo:rsid="00211472"/>
    </style:style>
    <style:style style:name="T5" style:family="text">
      <style:text-properties officeooo:rsid="0021e851"/>
    </style:style>
    <style:style style:name="T6" style:family="text">
      <style:text-properties fo:font-size="11pt" officeooo:rsid="001aaf7b" style:font-size-asian="11pt" style:font-size-complex="11pt"/>
    </style:style>
    <style:style style:name="T7" style:family="text">
      <style:text-properties officeooo:rsid="00238b55"/>
    </style:style>
    <style:style style:name="T8" style:family="text">
      <style:text-properties officeooo:rsid="00257c67"/>
    </style:style>
    <style:style style:name="T9" style:family="text">
      <style:text-properties officeooo:rsid="0026fe6f"/>
    </style:style>
    <style:style style:name="T10" style:family="text">
      <style:text-properties officeooo:rsid="0028d363"/>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Una empresa financiera que trabaja con otras del mismo campo (Cofidis, Cetelem), está interesada en la gestión de fondos de sus clientes <text:span text:style-name="T1">al observarse la dificultad de los mismos para llegar a final de mes.</text:span></text:p>
      <text:p text:style-name="P1"><text:span text:style-name="T1"><text:tab/>Por tanto, se ha decidido la creación de un sistema que ayude a los usuarios a manejar sus ahorros a través de una interfaz gráfica web, con los dispositivos móviles como medio principal.</text:span></text:p>
      <text:p text:style-name="P1"/>
      <text:p text:style-name="P1"><text:tab/><text:span text:style-name="T4">El sistema distinguirá entre cuatro tipos de usuarios: usuario normal, supervisor general, supervisor de cuentas y administrador. Cada uno de ellos tendrá unas funciones y privilegios diferentes.</text:span></text:p>
      <text:p text:style-name="P1"/>
      <text:p text:style-name="P1"><text:tab/><text:span text:style-name="T1">El acceso a la página web se hace introduciendo una ID única para cada usuario junto a una clave en la página principal. Una vez haya sido autenticado el usuario, se accederá a otras páginas acorde al tipo del mismo.</text:span></text:p>
      <text:p text:style-name="P1"/>
      <text:p text:style-name="P6"><text:tab/><text:span text:style-name="T9">USUARIOS REGULARES</text:span></text:p>
      <text:p text:style-name="P1"><text:tab/><text:span text:style-name="T5">En el caso de los usuarios normales, se les mostrará una página principal desde donde otras secciones serán visibles. En esta página se mostrará información relevante sobre acontecimientos recientes (notifiaciones, balance del día, …).</text:span></text:p>
      <text:p text:style-name="P1"><text:tab/><text:span text:style-name="T5">Las secciones permitirán:</text:span></text:p>
      <text:list xml:id="list2883516173" text:style-name="L1">
        <text:list-item>
          <text:p text:style-name="P8"><text:span text:style-name="T6">Consultar y gestionar los ahorros / gastos.<text:tab/></text:span></text:p>
        </text:list-item>
        <text:list-item>
          <text:p text:style-name="P5">Planificar los bloques o partidas de <text:span text:style-name="T7">ahorro</text:span>.</text:p>
        </text:list-item>
        <text:list-item>
          <text:p text:style-name="P2">Acceder a las recomendaciones.</text:p>
        </text:list-item>
      </text:list>
      <text:p text:style-name="P3"/>
      <text:p text:style-name="P3"><text:tab/><text:span text:style-name="T5">La consulta de los ahorros se hará mediante una vista de tablas y gráficas que permitirán una mejor visualización del balance en un día, mes o año concreto.</text:span></text:p>
      <text:p text:style-name="P3"/>
      <text:p text:style-name="P3"><text:tab/>En el planificador el usuario podrá crear, borrar o modificar las “metas” u objetivos que se pretenden alcanzar.</text:p>
      <text:p text:style-name="P3"/>
      <text:p text:style-name="P3"><text:tab/><text:span text:style-name="T8">Las recomendaciones serán generadas por el sistema en base al “input” recibido, es decir, a la información aportada por el cliente además de la ya generada por el sistema en sí.</text:span></text:p>
      <text:p text:style-name="P3"/>
      <text:p text:style-name="P3"><text:tab/>Para <text:span text:style-name="T9">una mayor</text:span> flexibilidad, el usuario contará con la posibilidad de modificar manualmente los ingresos y gastos en la sección de gestión, en lugar de ser el <text:span text:style-name="T9">programa</text:span> (conectado al banco/empresa) el que lo determine.</text:p>
      <text:p text:style-name="P3"/>
      <text:p text:style-name="P3"><text:tab/>El usuario también podrá acceder a un panel de control personal para modificar las preferencias referentes al sistema en general (cambiar e-mail, forma de recibir las recomendaciones…).</text:p>
      <text:p text:style-name="P3"/>
      <text:p text:style-name="P3"><text:tab/><text:span text:style-name="T3">El sistema podrá alertar al usuario a través de notificaciones siempre que sea necesario cuando se produzcan eventos notables (un ingreso o un gasto relativamente sustancial, por ejemplo).</text:span></text:p>
      <text:p text:style-name="P3"/>
      <text:p text:style-name="P7"><text:tab/><text:span text:style-name="T9">SUPERVISORES Y ADMINISTRADORES</text:span></text:p>
      <text:p text:style-name="P3"><text:tab/>Además del usuario normal existen el supervisor general y el supervisor de cuentas. Diferenciándose el último del primero en que éste ya tiene unas cuentas asignadas sobre las que tiene que moderar. Esta moderación consistirá en borrar o modificar usuarios ya existentes y <text:span text:style-name="T9">atender los reportes de los usuarios.</text:span></text:p>
      <text:p text:style-name="P4"/>
      <text:p text:style-name="P4"><text:tab/>El trabajo del supervisor general será el de organizar la información recolectada por los supervisores de cuentas.</text:p>
      <text:p text:style-name="P4"/>
      <text:p text:style-name="P4"><text:tab/>Los administradores se encargan del mantenimiento <text:s/><text:span text:style-name="T10">general </text:span>de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pitch="variable"/>
    <style:font-face style:name="Unifont" svg:font-family="Unifont" style:font-pitch="variable"/>
    <style:font-face style:name="DejaVu Serif" svg:font-family="'DejaVu Serif'" style:font-family-generic="roman" style:font-pitch="variable"/>
    <style:font-face style:name="DejaVu Sans" svg:font-family="'DejaVu Sans'" style:font-family-generic="swiss" style:font-pitch="variable"/>
    <style:font-face style:name="Unifont1"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ES" style:letter-kerning="true" style:font-name-asian="Unifont1" style:font-size-asian="10.5pt" style:language-asian="zh" style:country-asian="CN" style:font-name-complex="Unifont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Unifont1" style:font-size-asian="10.5pt" style:language-asian="zh" style:country-asian="CN" style:font-name-complex="Unifon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Unifont1" style:font-family-asian="Unifont" style:font-family-generic-asian="system" style:font-pitch-asian="variable" style:font-size-asian="14pt" style:font-name-complex="Unifont1"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9:40:39.376251603</meta:creation-date>
    <dc:date>2018-05-16T21:56:04.513621007</dc:date>
    <meta:editing-duration>PT1H54M27S</meta:editing-duration>
    <meta:editing-cycles>12</meta:editing-cycles>
    <meta:generator>LibreOffice/5.4.6.2$Linux_X86_64 LibreOffice_project/40m0$Build-2</meta:generator>
    <meta:document-statistic meta:table-count="0" meta:image-count="0" meta:object-count="0" meta:page-count="1" meta:paragraph-count="20" meta:word-count="441" meta:character-count="2785" meta:non-whitespace-character-count="2348"/>
  </office:meta>
</office:document-meta>
</file>